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rsid="0001da49" officeooo:paragraph-rsid="0001da49" style:font-style-asian="normal" style:font-style-complex="normal"/>
    </style:style>
    <style:style style:name="P3" style:family="paragraph" style:parent-style-name="Standard">
      <style:text-properties fo:font-style="normal" officeooo:rsid="0001ffef" officeooo:paragraph-rsid="0001ffef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re}</text:h>
      <text:p text:style-name="Standard"/>
      <text:p text:style-name="P1">{message}</text:p>
      <text:p text:style-name="P1"/>
      <text:p text:style-name="P2">{overview}</text:p>
      <text:p text:style-name="P2"/>
      <text:p text:style-name="P3">{overview2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Cyril PIERRE de GEYERR</meta:initial-creator>
    <meta:creation-date>2008-09-02T10:04:05</meta:creation-date>
    <dc:date>2015-04-27T14:50:35.884080350</dc:date>
    <meta:editing-cycles>6</meta:editing-cycles>
    <meta:editing-duration>PT4M18S</meta:editing-duration>
    <meta:document-statistic meta:table-count="0" meta:image-count="0" meta:object-count="0" meta:page-count="1" meta:paragraph-count="4" meta:word-count="4" meta:character-count="37" meta:non-whitespace-character-count="37"/>
    <meta:user-defined meta:name="Info 1"/>
    <meta:user-defined meta:name="Info 2"/>
    <meta:user-defined meta:name="Info 3"/>
    <meta:user-defined meta:name="Info 4"/>
  </office:meta>
</office:document-meta>
</file>